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3"/>
    <style:style style:name="P3" style:family="paragraph" style:parent-style-name="Standard">
      <style:paragraph-properties fo:padding="0.0291in" fo:border-left="none" fo:border-right="none" fo:border-top="none" fo:border-bottom="0.0008in solid #000000" style:join-border="fals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WS <text:s/>S3</text:p>
      <text:p text:style-name="Standard"/>
      <text:p text:style-name="Standard"/>
      <text:p text:style-name="Standard">Aws Simple Storage Service - </text:p>
      <text:p text:style-name="Standard"/>
      <text:p text:style-name="Standard">As the name suggests its a storage service for storing data objects linked to your EC2 instance (imagine EC2 instance is just another computer setup at some office that you use from your home and S3 is just like one hard disk to the computer for extra storage -but in <text:s/>a secure and managed manner)</text:p>
      <text:p text:style-name="Standard"/>
      <text:p text:style-name="Standard">S3 service is scalable so you need not think ahead of time to plan the amount of storage needed for one's requirement.</text:p>
      <text:p text:style-name="Standard">S3 requires you to pay only for the amount of storage you use.</text:p>
      <text:p text:style-name="Standard"/>
      <text:p text:style-name="Standard"/>
      <text:p text:style-name="Standard">There are 3 types of storage types available in S3 for you to pay according to your requirement-</text:p>
      <text:list xml:id="list570429860736269383" text:style-name="L1">
        <text:list-item>
          <text:p text:style-name="P1">S3 Standard Service</text:p>
        </text:list-item>
        <text:list-item>
          <text:p text:style-name="P1">S3 Standard in frequent access</text:p>
        </text:list-item>
        <text:list-item>
          <text:p text:style-name="P1">S3 Glacier</text:p>
        </text:list-item>
      </text:list>
      <text:p text:style-name="Standard"/>
      <text:p text:style-name="Standard">S3 Standard Service – for normal daily use of Storage (highest cost)</text:p>
      <text:p text:style-name="Standard"/>
      <text:p text:style-name="Standard"/>
      <text:p text:style-name="Standard">S3 Standard infrequent access – for storage that you require not very frequesnt – like once or twice a week (2<text:span text:style-name="T1">nd</text:span> highest cost)</text:p>
      <text:p text:style-name="Standard"/>
      <text:p text:style-name="Standard"/>
      <text:p text:style-name="Standard">S3 Glacier – This is for long archive storage – which is used very rarely like once a year.(cheapest)</text:p>
      <text:p text:style-name="Standard"/>
      <text:p text:style-name="Standard"/>
      <text:p text:style-name="Standard"/>
      <text:p text:style-name="Standard">Data Object LifeCycle - </text:p>
      <text:p text:style-name="Standard">Amazon S3 provides feature of applying lifecycle to your objects of S3 so the object that is being used less is automatically sent to the next storage service – according to the cost provided by user.</text:p>
      <text:p text:style-name="Standard"/>
      <text:p text:style-name="Standard">Example for humans - </text:p>
      <text:list xml:id="list2571916610183796823" text:style-name="L3">
        <text:list-item>
          <text:p text:style-name="P2">when you use a pair of clothes on regular basis you keep them at place where it is easily accessible (like everyday use clothes).</text:p>
        </text:list-item>
        <text:list-item>
          <text:p text:style-name="P2">when you use a pair of clothes only for some occasion – you keep them behind your clothes of daily use.</text:p>
        </text:list-item>
        <text:list-item>
          <text:p text:style-name="P2">Clothes that we use only once a year like a sweater that we use only once during winter is kept at the very back </text:p>
        </text:list-item>
      </text:list>
      <text:p text:style-name="Standard"/>
      <text:p text:style-name="Standard">when we do not use a pair of cloth for a particular number of days(lifecycle time) it is automatically sent to the second layer and so space is created for new clothes of daily use, once the cloth(object)</text:p>
      <text:p text:style-name="Standard"><text:s/>is not used for a fixed number of days from the second layer it is then sent to the last layer with the winter clothes and if not used there as well after the fixed time it is sent out discarded out of the closet.</text:p>
      <text:p text:style-name="Standard"/>
      <text:p text:style-name="P3"/>
      <text:p text:style-name="Standard"><text:s/></text:p>
      <text:p text:style-name="Standard">Security with S3 -</text:p>
      <text:p text:style-name="Standard">You can manage who can access your data by proving appropriate IAM user policy with required access to you S3 bucket. <text:span text:style-name="T2">It is like providing an identity card to get in to your office (where you office is the S3 bucket and IAM user policies is the ID card) </text:span><text:span text:style-name="T3"><text:s/>or by attaching access control list to you bucket. </text:span><text:span text:style-name="T2">(ACL is the list to give automatic access to a user – like a owner who need now show an id card)</text:span></text:p>
      <text:p text:style-name="Standard"><text:span text:style-name="T3"/></text:p>
      <text:p text:style-name="Standard"><text:span text:style-name="T3">You can also set bucket policy to allow user to only read or write access to bucket. </text:span><text:span text:style-name="T2">(it is like not allowing the office employee to take a thing inside the office or take a thing out of office)</text:span></text:p>
      <text:p text:style-name="Standard"/>
      <text:p text:style-name="Standard">S3 also allows to upload or Download <text:s/>encrypted data. A user can upload data with <text:span text:style-name="T4">customer master key(CMK) </text:span><text:span text:style-name="T5">and then upload to S3. Also, S3 provides Server side encryption that encrypts data that is in S3 using AWS KMS </text:span><text:span text:style-name="T4">(key management service)</text:span><text:span text:style-name="T5"> <text:s/>- it like keeping your object in a safe and delivering to S3 by providing the key only to S3 so only it can be opened at S3</text:span><text:span text:style-name="T4">(CMK)</text:span><text:span text:style-name="T5">, or S3 keeps you data in a safe aand deliver to you and only telling you the pass key to the safe so in the delivery process no one gets access to you data (Server-side-encryption).</text:span></text:p>
      <text:p text:style-name="Standard"/>
      <text:p text:style-name="Standard"><text:s/></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reyas Devarkar</meta:initial-creator>
    <meta:creation-date>2020-12-13T14:44:08.22</meta:creation-date>
    <meta:document-statistic meta:table-count="0" meta:image-count="0" meta:object-count="0" meta:page-count="1" meta:paragraph-count="26" meta:word-count="609" meta:character-count="3153"/>
    <dc:date>2020-12-13T15:39:06.93</dc:date>
    <dc:creator>Shreyas Devarkar</dc:creator>
    <meta:editing-duration>PT4M53S</meta:editing-duration>
    <meta:editing-cycles>1</meta:editing-cycles>
    <meta:generator>OpenOffice/4.1.7$Win32 OpenOffice.org_project/417m1$Build-9800</meta:generator>
  </office:meta>
</office:document-meta>
</file>